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9.399cm" table:align="margins" style:writing-mode="page"/>
    </style:style>
    <style:style style:name="Tabela1.A" style:family="table-column">
      <style:table-column-properties style:column-width="2.701cm" style:rel-column-width="9122*"/>
    </style:style>
    <style:style style:name="Tabela1.B" style:family="table-column">
      <style:table-column-properties style:column-width="13.3cm" style:rel-column-width="44929*"/>
    </style:style>
    <style:style style:name="Tabela1.C" style:family="table-column">
      <style:table-column-properties style:column-width="3.399cm" style:rel-column-width="11484*"/>
    </style:style>
    <style:style style:name="Tabela1.A1" style:family="table-cell">
      <style:table-cell-properties fo:padding="0.101cm" fo:border="none"/>
    </style:style>
    <style:style style:name="Tabela1.2" style:family="table-row">
      <style:table-row-properties style:row-height="0.801cm"/>
    </style:style>
    <style:style style:name="Tabela1.A2" style:family="table-cell">
      <style:table-cell-properties style:vertical-align="middle" fo:padding="0.101cm" fo:border-left="none" fo:border-right="0.05pt solid #000000" fo:border-top="0.05pt solid #000000" fo:border-bottom="0.05pt solid #000000"/>
    </style:style>
    <style:style style:name="Tabela1.C2" style:family="table-cell">
      <style:table-cell-properties style:vertical-align="middle" fo:padding="0.101cm" fo:border-left="0.05pt solid #000000" fo:border-right="none" fo:border-top="0.05pt solid #000000" fo:border-bottom="0.05pt solid #000000"/>
    </style:style>
    <style:style style:name="Tabela1.A3" style:family="table-cell">
      <style:table-cell-properties fo:padding="0.101cm" fo:border-left="none" fo:border-right="0.05pt solid #000000" fo:border-top="0.05pt solid #000000" fo:border-bottom="0.05pt solid #000000"/>
    </style:style>
    <style:style style:name="Tabela1.B3" style:family="table-cell">
      <style:table-cell-properties fo:padding="0.101cm" fo:border="0.05pt solid #000000"/>
    </style:style>
    <style:style style:name="Tabela1.4" style:family="table-row">
      <style:table-row-properties style:row-height="0.4cm"/>
    </style:style>
    <style:style style:name="Tabela1.A5" style:family="table-cell">
      <style:table-cell-properties style:vertical-align="middle" fo:padding="0.101cm" fo:border="none"/>
    </style:style>
    <style:style style:name="P1" style:family="paragraph" style:parent-style-name="Descritivo_20_campo">
      <style:text-properties officeooo:paragraph-rsid="001a20b2"/>
    </style:style>
    <style:style style:name="P2" style:family="paragraph" style:parent-style-name="Standard">
      <style:text-properties officeooo:paragraph-rsid="001a20b2"/>
    </style:style>
    <style:style style:name="P3" style:family="paragraph" style:parent-style-name="Table_20_Contents">
      <style:text-properties officeooo:paragraph-rsid="001a20b2"/>
    </style:style>
    <style:style style:name="P4" style:family="paragraph" style:parent-style-name="Dado_20_campo">
      <style:text-properties officeooo:paragraph-rsid="001a20b2"/>
    </style:style>
    <style:style style:name="P5" style:family="paragraph" style:parent-style-name="Descritivo_20_número">
      <style:text-properties officeooo:paragraph-rsid="001a20b2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" style:family="text">
      <style:text-properties fo:font-weight="bold" style:font-weight-asian="bold" style:font-weight-complex="bold"/>
    </style:style>
    <style:style style:name="gr1" style:family="graphic">
      <style:graphic-properties draw:stroke="dash" draw:stroke-dash="Fine_20_Dashed" svg:stroke-color="#000000" draw:fill-color="#000000" draw:textarea-horizontal-align="center" draw:textarea-vertical-align="middle" style:run-through="foreground" style:wrap="run-through" style:number-wrapped-paragraphs="no-limit" style:vertical-pos="middle" style:vertical-rel="paragraph" style:horizontal-pos="center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NFe.infNFe.emit.xNome" text:name="py3o.danfe.NFe.infNFe.emit.xNome.valor"/>
        <text:user-field-decl office:value-type="string" office:string-value="danfe.numero_formatado" text:name="py3o.danfe.NFe.numero_formatado"/>
        <text:user-field-decl office:value-type="string" office:string-value="danfe.NFe.serie_formatada" text:name="py3o.danfe.NFe.serie_formatada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versao.valor" text:name="py3o.danfe.NFe.infNFe.versao.valor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NFe.infNFe.ide.natOp.valor" text:name="py3o.danfe.NFe.infNFe.ide.natOp.valor"/>
        <text:user-field-decl office:value-type="string" office:string-value="danfe.protNFe.protocolo_formatado" text:name="py3o.danfe.protNFe.protocolo_formatado"/>
        <text:user-field-decl office:value-type="string" office:string-value="danfe.NFe.infNFe.ide.tpNF.valor" text:name="py3o.danfe.NFe.infNFe.ide.tpNF.valor"/>
        <text:user-field-decl office:value-type="string" office:string-value="danfe.NFe.infNFe.emit.xNome" text:name="py3o.danfe.NFe.infNFe.emit.xNome"/>
        <text:user-field-decl office:value-type="string" office:string-value="danfe.chave_formatada" text:name="py3o.danfe.chave_formatada"/>
        <text:user-field-decl office:value-type="string" office:string-value="danfe.numero_formatado" text:name="py3o.danfe.numero_formatado"/>
        <text:user-field-decl office:value-type="string" office:string-value="danfe.serie_formatada" text:name="py3o.danfe.serie_formatada"/>
      </text:user-field-decls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3"><text:a xlink:type="simple" xlink:href="py3o://if=%22danfe.imprime_canhoto%22" text:style-name="Internet_20_link" text:visited-style-name="Visited_20_Internet_20_Link"><text:span text:style-name="T1">if="danfe.imprime_canhoto"</text:span></text:a></text:p>
          </table:table-cell>
          <table:covered-table-cell/>
          <table:covered-table-cell/>
        </table:table-row>
        <table:table-row table:style-name="Tabela1.2">
          <table:table-cell table:style-name="Tabela1.A2" table:number-columns-spanned="2" office:value-type="string">
            <text:p text:style-name="P1">Recebemos de <text:span text:style-name="T2"><text:user-field-get text:name="py3o.danfe.NFe.infNFe.emit.xNome">danfe.NFe.infNFe.emit.xNome</text:user-field-get></text:span><text:s/>os produtos e/ou serviços constantes na <text:span text:style-name="T2">Nota Fiscal Eletrônica</text:span> indicada ao lado</text:p>
            <text:p text:style-name="P4"/>
            <text:p text:style-name="P4"/>
          </table:table-cell>
          <table:covered-table-cell/>
          <table:table-cell table:style-name="Tabela1.C2" table:number-rows-spanned="2" office:value-type="string">
            <text:p text:style-name="P5">NF-e</text:p>
            <text:p text:style-name="P5"><text:user-field-get text:name="py3o.danfe.numero_formatado">danfe.numero_formatado</text:user-field-get></text:p>
            <text:p text:style-name="P5"><text:user-field-get text:name="py3o.danfe.serie_formatada">danfe.serie_formatada</text:user-field-get></text:p>
          </table:table-cell>
        </table:table-row>
        <table:table-row table:style-name="Tabela1.2">
          <table:table-cell table:style-name="Tabela1.A3" office:value-type="string">
            <text:p text:style-name="P1">Data de Recebimento</text:p>
            <text:p text:style-name="P4"/>
          </table:table-cell>
          <table:table-cell table:style-name="Tabela1.B3" office:value-type="string">
            <text:p text:style-name="P1">Identificação e assinatura do recebedor</text:p>
            <text:p text:style-name="P4"/>
          </table:table-cell>
          <table:covered-table-cell/>
        </table:table-row>
        <table:table-row table:style-name="Tabela1.4">
          <table:table-cell table:style-name="Tabela1.A1" table:number-columns-spanned="3" office:value-type="string">
            <text:p text:style-name="P3"><draw:line text:anchor-type="paragraph" draw:z-index="0" draw:name="Forma1" draw:style-name="gr1" draw:text-style-name="P6" svg:x1="-0.101cm" svg:y1="0.099cm" svg:x2="19.298cm" svg:y2="0.099cm"><text:p/></draw:line></text:p>
          </table:table-cell>
          <table:covered-table-cell/>
          <table:covered-table-cell/>
        </table:table-row>
        <table:table-row>
          <table:table-cell table:style-name="Tabela1.A5" table:number-columns-spanned="3" office:value-type="string">
            <text:p text:style-name="P3"><text:a xlink:type="simple" xlink:href="py3o:///if" text:style-name="Internet_20_link" text:visited-style-name="Visited_20_Internet_20_Link">/if</text:a>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0.101cm" fo:margin-bottom="0cm" loext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0.801cm" fo:margin-right="0.8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00:19.985275636</meta:creation-date>
    <dc:date>2020-01-13T10:29:48.943302945</dc:date>
    <meta:editing-duration>PT9M6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8" meta:word-count="28" meta:character-count="254" meta:non-whitespace-character-count="234"/>
  </office:meta>
</office:document-meta>
</file>